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0.386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.039cm" svg:y1="0.677cm" svg:x2="9.877cm" svg:y2="4.516cm">
            <text:p/>
          </draw:line>
          <draw:line draw:z-index="1" draw:style-name="gr1" draw:text-style-name="P1" svg:x1="11.991cm" svg:y1="4.114cm" svg:x2="13.933cm" svg:y2="2.408cm">
            <text:p/>
          </draw:line>
          <draw:line draw:z-index="2" draw:style-name="gr1" draw:text-style-name="P1" svg:x1="17.677cm" svg:y1="2.484cm" svg:x2="19.707cm" svg:y2="1.606cm">
            <text:p/>
          </draw:line>
          <draw:line draw:z-index="3" draw:style-name="gr1" draw:text-style-name="P1" svg:x1="20.057cm" svg:y1="1.756cm" svg:x2="18.015cm" svg:y2="2.759cm">
            <text:p/>
          </draw:line>
          <draw:line draw:z-index="4" draw:style-name="gr1" draw:text-style-name="P1" svg:x1="17.741cm" svg:y1="2.785cm" svg:x2="19.957cm" svg:y2="3.412cm">
            <text:p/>
          </draw:line>
          <draw:line draw:z-index="5" draw:style-name="gr1" draw:text-style-name="P1" svg:x1="23.092cm" svg:y1="3.562cm" svg:x2="24.361cm" svg:y2="2.81cm">
            <text:p/>
          </draw:line>
          <draw:line draw:z-index="6" draw:style-name="gr1" draw:text-style-name="P1" svg:x1="24.411cm" svg:y1="3.387cm" svg:x2="23.39cm" svg:y2="3.863cm">
            <text:p/>
          </draw:line>
          <draw:line draw:z-index="7" draw:style-name="gr1" draw:text-style-name="P1" svg:x1="22.444cm" svg:y1="3.964cm" svg:x2="24.187cm" svg:y2="4.591cm">
            <text:p/>
          </draw:line>
          <draw:line draw:z-index="8" draw:style-name="gr1" draw:text-style-name="P1" svg:x1="23.889cm" svg:y1="5.093cm" svg:x2="22.171cm" svg:y2="4.215cm">
            <text:p/>
          </draw:line>
          <draw:line draw:z-index="9" draw:style-name="gr1" draw:text-style-name="P1" svg:x1="19.932cm" svg:y1="3.888cm" svg:x2="17.393cm" svg:y2="3.061cm">
            <text:p/>
          </draw:line>
          <draw:line draw:z-index="10" draw:style-name="gr1" draw:text-style-name="P1" svg:x1="13.908cm" svg:y1="2.935cm" svg:x2="12.638cm" svg:y2="4.465cm">
            <text:p/>
          </draw:line>
          <draw:line draw:z-index="11" draw:style-name="gr1" draw:text-style-name="P1" svg:x1="12.763cm" svg:y1="5.193cm" svg:x2="14.107cm" svg:y2="8.831cm">
            <text:p/>
          </draw:line>
          <draw:line draw:z-index="12" draw:style-name="gr1" draw:text-style-name="P1" svg:x1="16.945cm" svg:y1="8.856cm" svg:x2="20.281cm" svg:y2="7.526cm">
            <text:p/>
          </draw:line>
          <draw:line draw:z-index="13" draw:style-name="gr1" draw:text-style-name="P1" svg:x1="22.867cm" svg:y1="7.25cm" svg:x2="24.262cm" svg:y2="6.573cm">
            <text:p/>
          </draw:line>
          <draw:line draw:z-index="14" draw:style-name="gr1" draw:text-style-name="P1" svg:x1="24.312cm" svg:y1="7.074cm" svg:x2="23.116cm" svg:y2="7.651cm">
            <text:p/>
          </draw:line>
          <draw:line draw:z-index="15" draw:style-name="gr1" draw:text-style-name="P1" svg:x1="23.639cm" svg:y1="7.776cm" svg:x2="24.486cm" svg:y2="8.328cm">
            <text:p/>
          </draw:line>
          <draw:line draw:z-index="16" draw:style-name="gr1" draw:text-style-name="P1" svg:x1="24.162cm" svg:y1="8.804cm" svg:x2="23.216cm" svg:y2="7.926cm">
            <text:p/>
          </draw:line>
          <draw:line draw:z-index="17" draw:style-name="gr1" draw:text-style-name="P1" svg:x1="20.107cm" svg:y1="8.027cm" svg:x2="16.845cm" svg:y2="9.281cm">
            <text:p/>
          </draw:line>
          <draw:line draw:z-index="18" draw:style-name="gr1" draw:text-style-name="P1" svg:x1="16.596cm" svg:y1="9.332cm" svg:x2="20.132cm" svg:y2="11.314cm">
            <text:p/>
          </draw:line>
          <draw:line draw:z-index="19" draw:style-name="gr1" draw:text-style-name="P1" svg:x1="23.042cm" svg:y1="11.314cm" svg:x2="24.386cm" svg:y2="10.636cm">
            <text:p/>
          </draw:line>
          <draw:line draw:z-index="20" draw:style-name="gr1" draw:text-style-name="P1" svg:x1="24.411cm" svg:y1="10.988cm" svg:x2="23.241cm" svg:y2="11.64cm">
            <text:p/>
          </draw:line>
          <draw:line draw:z-index="21" draw:style-name="gr1" draw:text-style-name="P1" svg:x1="23.141cm" svg:y1="11.841cm" svg:x2="24.312cm" svg:y2="12.468cm">
            <text:p/>
          </draw:line>
          <draw:line draw:z-index="22" draw:style-name="gr1" draw:text-style-name="P1" svg:x1="24.013cm" svg:y1="12.894cm" svg:x2="22.867cm" svg:y2="12.117cm">
            <text:p/>
          </draw:line>
          <draw:line draw:z-index="23" draw:style-name="gr1" draw:text-style-name="P1" svg:x1="19.957cm" svg:y1="11.892cm" svg:x2="16.272cm" svg:y2="9.508cm">
            <text:p/>
          </draw:line>
          <draw:line draw:z-index="24" draw:style-name="gr1" draw:text-style-name="P1" svg:x1="13.759cm" svg:y1="9.156cm" svg:x2="12.066cm" svg:y2="5.167cm">
            <text:p/>
          </draw:line>
          <draw:line draw:z-index="25" draw:style-name="gr1" draw:text-style-name="P1" svg:x1="9.554cm" svg:y1="4.992cm" svg:x2="6.965cm" svg:y2="1.505cm">
            <text:p/>
          </draw:lin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ontexto 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imprimirPreOrdem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Contexto 3 (esq)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No = nul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/>
          <table:table-cell table:style-name="ce1"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Contexto 2 (esq)</text:p>
          </table:table-cell>
          <table:table-cell table:number-columns-repeated="4"/>
          <table:table-cell office:value-type="string" calcext:value-type="string">
            <text:p>Contexto 5 (esq)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No = b</text:p>
          </table:table-cell>
          <table:table-cell table:number-columns-repeated="4"/>
          <table:table-cell office:value-type="string" calcext:value-type="string">
            <text:p>No = null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ontexto 4 (dir)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No = d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Contexto 6 (dir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ontexto 1 (raiz)</text:p>
          </table:table-cell>
          <table:table-cell table:number-columns-repeated="6"/>
          <table:table-cell office:value-type="string" calcext:value-type="string">
            <text:p>No = nul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o=a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Tela</text:p>
          </table:table-cell>
          <table:table-cell table:number-columns-repeated="9"/>
          <table:table-cell office:value-type="string" calcext:value-type="string">
            <text:p>Contexto 9 (esq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No = null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Contexto 8 (esq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No = 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table:number-columns-repeated="9"/>
          <table:table-cell office:value-type="string" calcext:value-type="string">
            <text:p>Contexto 10 (dir)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Contexto 7 (dir)</text:p>
          </table:table-cell>
          <table:table-cell table:number-columns-repeated="4"/>
          <table:table-cell office:value-type="string" calcext:value-type="string">
            <text:p>No = null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No = c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Contexto 12 (esq)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No = null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ontexto 11 (dir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*Cada contexto é uma chamada de método</text:p>
          </table:table-cell>
          <table:table-cell table:number-columns-repeated="7"/>
          <table:table-cell office:value-type="string" calcext:value-type="string">
            <text:p>No = f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Contexto 13 (dir)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No = 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o Rocha</meta:initial-creator>
    <meta:creation-date>2021-05-13T19:42:46.261114170</meta:creation-date>
    <dc:date>2021-05-13T22:19:16.845393083</dc:date>
    <dc:creator>Roberto Rocha</dc:creator>
    <meta:editing-duration>PT1H55M29S</meta:editing-duration>
    <meta:editing-cycles>1</meta:editing-cycles>
    <meta:document-statistic meta:table-count="1" meta:cell-count="42" meta:object-count="26"/>
    <meta:generator>LibreOffice/6.4.7.2$Linux_X86_64 LibreOffice_project/40$Build-2</meta:generator>
  </office:meta>
</office:document-meta>
</file>